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Pictures/10000000000002000000020065BEFE37CCD98E2F.jpg" manifest:media-type="image/jpeg"/>
  <manifest:file-entry manifest:full-path="Object 1/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996.69pt" svg:height="585.04pt" svg:x="144.4pt" svg:y="110.66pt">
            <draw:object draw:notify-on-update-of-ranges="Sheet1.A1:Sheet1.A15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float" office:value="1348.695433" calcext:value-type="float">
            <text:p>1348.695433</text:p>
          </table:table-cell>
          <table:table-cell/>
          <table:table-cell office:value-type="string" calcext:value-type="string">
            <text:p>Avg:</text:p>
          </table:table-cell>
          <table:table-cell office:value-type="float" office:value="1437" calcext:value-type="float">
            <text:p>1437</text:p>
          </table:table-cell>
        </table:table-row>
        <table:table-row table:style-name="ro1">
          <table:table-cell office:value-type="float" office:value="1354.620928" calcext:value-type="float">
            <text:p>1354.620928</text:p>
          </table:table-cell>
          <table:table-cell/>
          <table:table-cell office:value-type="string" calcext:value-type="string">
            <text:p>Min Deviation: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64.462344" calcext:value-type="float">
            <text:p>1364.462344</text:p>
          </table:table-cell>
          <table:table-cell table:number-columns-repeated="3"/>
        </table:table-row>
        <table:table-row table:style-name="ro1">
          <table:table-cell office:value-type="float" office:value="1372.47057" calcext:value-type="float">
            <text:p>1372.47057</text:p>
          </table:table-cell>
          <table:table-cell/>
          <table:table-cell office:value-type="string" calcext:value-type="string">
            <text:p>Lower Bound:</text:p>
          </table:table-cell>
          <table:table-cell/>
        </table:table-row>
        <table:table-row table:style-name="ro1">
          <table:table-cell office:value-type="float" office:value="1386.077695" calcext:value-type="float">
            <text:p>1386.077695</text:p>
          </table:table-cell>
          <table:table-cell/>
          <table:table-cell office:value-type="string" calcext:value-type="string">
            <text:p>Upper Bound:</text:p>
          </table:table-cell>
          <table:table-cell/>
        </table:table-row>
        <table:table-row table:style-name="ro1">
          <table:table-cell office:value-type="float" office:value="1384.619808" calcext:value-type="float">
            <text:p>1384.619808</text:p>
          </table:table-cell>
          <table:table-cell table:number-columns-repeated="3"/>
        </table:table-row>
        <table:table-row table:style-name="ro1">
          <table:table-cell office:value-type="float" office:value="1392.012585" calcext:value-type="float">
            <text:p>1392.012585</text:p>
          </table:table-cell>
          <table:table-cell table:number-columns-repeated="3"/>
        </table:table-row>
        <table:table-row table:style-name="ro1">
          <table:table-cell office:value-type="float" office:value="1384.535846" calcext:value-type="float">
            <text:p>1384.535846</text:p>
          </table:table-cell>
          <table:table-cell table:number-columns-repeated="3"/>
        </table:table-row>
        <table:table-row table:style-name="ro1">
          <table:table-cell office:value-type="float" office:value="1386.565762" calcext:value-type="float">
            <text:p>1386.565762</text:p>
          </table:table-cell>
          <table:table-cell table:number-columns-repeated="3"/>
        </table:table-row>
        <table:table-row table:style-name="ro1">
          <table:table-cell office:value-type="float" office:value="1379.005898" calcext:value-type="float">
            <text:p>1379.005898</text:p>
          </table:table-cell>
          <table:table-cell table:number-columns-repeated="3"/>
        </table:table-row>
        <table:table-row table:style-name="ro1">
          <table:table-cell office:value-type="float" office:value="1377.64167" calcext:value-type="float">
            <text:p>1377.64167</text:p>
          </table:table-cell>
          <table:table-cell table:number-columns-repeated="3"/>
        </table:table-row>
        <table:table-row table:style-name="ro1">
          <table:table-cell office:value-type="float" office:value="1372.591523" calcext:value-type="float">
            <text:p>1372.591523</text:p>
          </table:table-cell>
          <table:table-cell table:number-columns-repeated="3"/>
        </table:table-row>
        <table:table-row table:style-name="ro1">
          <table:table-cell office:value-type="float" office:value="1372.179336" calcext:value-type="float">
            <text:p>1372.179336</text:p>
          </table:table-cell>
          <table:table-cell table:number-columns-repeated="3"/>
        </table:table-row>
        <table:table-row table:style-name="ro1">
          <table:table-cell office:value-type="float" office:value="1367.762624" calcext:value-type="float">
            <text:p>1367.762624</text:p>
          </table:table-cell>
          <table:table-cell table:number-columns-repeated="3"/>
        </table:table-row>
        <table:table-row table:style-name="ro1">
          <table:table-cell office:value-type="float" office:value="1369.36609" calcext:value-type="float">
            <text:p>1369.36609</text:p>
          </table:table-cell>
          <table:table-cell table:number-columns-repeated="3"/>
        </table:table-row>
        <table:table-row table:style-name="ro1">
          <table:table-cell office:value-type="float" office:value="1379.014268" calcext:value-type="float">
            <text:p>1379.014268</text:p>
          </table:table-cell>
          <table:table-cell table:number-columns-repeated="3"/>
        </table:table-row>
        <table:table-row table:style-name="ro1">
          <table:table-cell office:value-type="float" office:value="1385.505238" calcext:value-type="float">
            <text:p>1385.505238</text:p>
          </table:table-cell>
          <table:table-cell table:number-columns-repeated="3"/>
        </table:table-row>
        <table:table-row table:style-name="ro1">
          <table:table-cell office:value-type="float" office:value="1389.080293" calcext:value-type="float">
            <text:p>1389.080293</text:p>
          </table:table-cell>
          <table:table-cell table:number-columns-repeated="3"/>
        </table:table-row>
        <table:table-row table:style-name="ro1">
          <table:table-cell office:value-type="float" office:value="1389.748154" calcext:value-type="float">
            <text:p>1389.748154</text:p>
          </table:table-cell>
          <table:table-cell table:number-columns-repeated="3"/>
        </table:table-row>
        <table:table-row table:style-name="ro1">
          <table:table-cell office:value-type="float" office:value="1390.234743" calcext:value-type="float">
            <text:p>1390.234743</text:p>
          </table:table-cell>
          <table:table-cell table:number-columns-repeated="3"/>
        </table:table-row>
        <table:table-row table:style-name="ro1">
          <table:table-cell office:value-type="float" office:value="1388.702269" calcext:value-type="float">
            <text:p>1388.702269</text:p>
          </table:table-cell>
          <table:table-cell table:number-columns-repeated="3"/>
        </table:table-row>
        <table:table-row table:style-name="ro1">
          <table:table-cell office:value-type="float" office:value="1382.191667" calcext:value-type="float">
            <text:p>1382.191667</text:p>
          </table:table-cell>
          <table:table-cell table:number-columns-repeated="3"/>
        </table:table-row>
        <table:table-row table:style-name="ro1">
          <table:table-cell office:value-type="float" office:value="1376.881895" calcext:value-type="float">
            <text:p>1376.881895</text:p>
          </table:table-cell>
          <table:table-cell table:number-columns-repeated="3"/>
        </table:table-row>
        <table:table-row table:style-name="ro1">
          <table:table-cell office:value-type="float" office:value="1372.893083" calcext:value-type="float">
            <text:p>1372.893083</text:p>
          </table:table-cell>
          <table:table-cell table:number-columns-repeated="3"/>
        </table:table-row>
        <table:table-row table:style-name="ro1">
          <table:table-cell office:value-type="float" office:value="1375.963356" calcext:value-type="float">
            <text:p>1375.963356</text:p>
          </table:table-cell>
          <table:table-cell table:number-columns-repeated="3"/>
        </table:table-row>
        <table:table-row table:style-name="ro1">
          <table:table-cell office:value-type="float" office:value="1379.78113" calcext:value-type="float">
            <text:p>1379.78113</text:p>
          </table:table-cell>
          <table:table-cell table:number-columns-repeated="3"/>
        </table:table-row>
        <table:table-row table:style-name="ro1">
          <table:table-cell office:value-type="float" office:value="1378.79667" calcext:value-type="float">
            <text:p>1378.79667</text:p>
          </table:table-cell>
          <table:table-cell table:number-columns-repeated="3"/>
        </table:table-row>
        <table:table-row table:style-name="ro1">
          <table:table-cell office:value-type="float" office:value="1376.857933" calcext:value-type="float">
            <text:p>1376.857933</text:p>
          </table:table-cell>
          <table:table-cell table:number-columns-repeated="3"/>
        </table:table-row>
        <table:table-row table:style-name="ro1">
          <table:table-cell office:value-type="float" office:value="1380.517852" calcext:value-type="float">
            <text:p>1380.517852</text:p>
          </table:table-cell>
          <table:table-cell table:number-columns-repeated="3"/>
        </table:table-row>
        <table:table-row table:style-name="ro1">
          <table:table-cell office:value-type="float" office:value="1383.187943" calcext:value-type="float">
            <text:p>1383.187943</text:p>
          </table:table-cell>
          <table:table-cell table:number-columns-repeated="3"/>
        </table:table-row>
        <table:table-row table:style-name="ro1">
          <table:table-cell office:value-type="float" office:value="1384.512865" calcext:value-type="float">
            <text:p>1384.512865</text:p>
          </table:table-cell>
          <table:table-cell table:number-columns-repeated="3"/>
        </table:table-row>
        <table:table-row table:style-name="ro1">
          <table:table-cell office:value-type="float" office:value="1382.612288" calcext:value-type="float">
            <text:p>1382.612288</text:p>
          </table:table-cell>
          <table:table-cell table:number-columns-repeated="3"/>
        </table:table-row>
        <table:table-row table:style-name="ro1">
          <table:table-cell office:value-type="float" office:value="1380.226595" calcext:value-type="float">
            <text:p>1380.226595</text:p>
          </table:table-cell>
          <table:table-cell table:number-columns-repeated="3"/>
        </table:table-row>
        <table:table-row table:style-name="ro1">
          <table:table-cell office:value-type="float" office:value="1383.093411" calcext:value-type="float">
            <text:p>1383.093411</text:p>
          </table:table-cell>
          <table:table-cell table:number-columns-repeated="3"/>
        </table:table-row>
        <table:table-row table:style-name="ro1">
          <table:table-cell office:value-type="float" office:value="1382.485579" calcext:value-type="float">
            <text:p>1382.485579</text:p>
          </table:table-cell>
          <table:table-cell table:number-columns-repeated="3"/>
        </table:table-row>
        <table:table-row table:style-name="ro1">
          <table:table-cell office:value-type="float" office:value="1385.694141" calcext:value-type="float">
            <text:p>1385.694141</text:p>
          </table:table-cell>
          <table:table-cell table:number-columns-repeated="3"/>
        </table:table-row>
        <table:table-row table:style-name="ro1">
          <table:table-cell office:value-type="float" office:value="1383.256514" calcext:value-type="float">
            <text:p>1383.256514</text:p>
          </table:table-cell>
          <table:table-cell table:number-columns-repeated="3"/>
        </table:table-row>
        <table:table-row table:style-name="ro1">
          <table:table-cell office:value-type="float" office:value="1383.020277" calcext:value-type="float">
            <text:p>1383.020277</text:p>
          </table:table-cell>
          <table:table-cell table:number-columns-repeated="3"/>
        </table:table-row>
        <table:table-row table:style-name="ro1">
          <table:table-cell office:value-type="float" office:value="1384.205143" calcext:value-type="float">
            <text:p>1384.205143</text:p>
          </table:table-cell>
          <table:table-cell table:number-columns-repeated="3"/>
        </table:table-row>
        <table:table-row table:style-name="ro1">
          <table:table-cell office:value-type="float" office:value="1386.140319" calcext:value-type="float">
            <text:p>1386.140319</text:p>
          </table:table-cell>
          <table:table-cell table:number-columns-repeated="3"/>
        </table:table-row>
        <table:table-row table:style-name="ro1">
          <table:table-cell office:value-type="float" office:value="1385.704704" calcext:value-type="float">
            <text:p>1385.704704</text:p>
          </table:table-cell>
          <table:table-cell table:number-columns-repeated="3"/>
        </table:table-row>
        <table:table-row table:style-name="ro1">
          <table:table-cell office:value-type="float" office:value="1389.087588" calcext:value-type="float">
            <text:p>1389.087588</text:p>
          </table:table-cell>
          <table:table-cell table:number-columns-repeated="3"/>
        </table:table-row>
        <table:table-row table:style-name="ro1">
          <table:table-cell office:value-type="float" office:value="1382.364007" calcext:value-type="float">
            <text:p>1382.364007</text:p>
          </table:table-cell>
          <table:table-cell table:number-columns-repeated="3"/>
        </table:table-row>
        <table:table-row table:style-name="ro1">
          <table:table-cell office:value-type="float" office:value="1383.513867" calcext:value-type="float">
            <text:p>1383.513867</text:p>
          </table:table-cell>
          <table:table-cell table:number-columns-repeated="3"/>
        </table:table-row>
        <table:table-row table:style-name="ro1">
          <table:table-cell office:value-type="float" office:value="1383.689954" calcext:value-type="float">
            <text:p>1383.689954</text:p>
          </table:table-cell>
          <table:table-cell table:number-columns-repeated="3"/>
        </table:table-row>
        <table:table-row table:style-name="ro1">
          <table:table-cell office:value-type="float" office:value="1387.854701" calcext:value-type="float">
            <text:p>1387.854701</text:p>
          </table:table-cell>
          <table:table-cell table:number-columns-repeated="3"/>
        </table:table-row>
        <table:table-row table:style-name="ro1">
          <table:table-cell office:value-type="float" office:value="1388.58613" calcext:value-type="float">
            <text:p>1388.58613</text:p>
          </table:table-cell>
          <table:table-cell table:number-columns-repeated="3"/>
        </table:table-row>
        <table:table-row table:style-name="ro1">
          <table:table-cell office:value-type="float" office:value="1394.029154" calcext:value-type="float">
            <text:p>1394.029154</text:p>
          </table:table-cell>
          <table:table-cell table:number-columns-repeated="3"/>
        </table:table-row>
        <table:table-row table:style-name="ro1">
          <table:table-cell office:value-type="float" office:value="1401.893063" calcext:value-type="float">
            <text:p>1401.893063</text:p>
          </table:table-cell>
          <table:table-cell table:number-columns-repeated="3"/>
        </table:table-row>
        <table:table-row table:style-name="ro1">
          <table:table-cell office:value-type="float" office:value="1408.433099" calcext:value-type="float">
            <text:p>1408.433099</text:p>
          </table:table-cell>
          <table:table-cell table:number-columns-repeated="3"/>
        </table:table-row>
        <table:table-row table:style-name="ro1">
          <table:table-cell office:value-type="float" office:value="1415.742845" calcext:value-type="float">
            <text:p>1415.742845</text:p>
          </table:table-cell>
          <table:table-cell table:number-columns-repeated="3"/>
        </table:table-row>
        <table:table-row table:style-name="ro1">
          <table:table-cell office:value-type="float" office:value="1428.308356" calcext:value-type="float">
            <text:p>1428.308356</text:p>
          </table:table-cell>
          <table:table-cell table:number-columns-repeated="3"/>
        </table:table-row>
        <table:table-row table:style-name="ro1">
          <table:table-cell office:value-type="float" office:value="1442.929147" calcext:value-type="float">
            <text:p>1442.929147</text:p>
          </table:table-cell>
          <table:table-cell table:number-columns-repeated="3"/>
        </table:table-row>
        <table:table-row table:style-name="ro1">
          <table:table-cell office:value-type="float" office:value="1460.169492" calcext:value-type="float">
            <text:p>1460.169492</text:p>
          </table:table-cell>
          <table:table-cell table:number-columns-repeated="3"/>
        </table:table-row>
        <table:table-row table:style-name="ro1">
          <table:table-cell office:value-type="float" office:value="1471.87902" calcext:value-type="float">
            <text:p>1471.87902</text:p>
          </table:table-cell>
          <table:table-cell table:number-columns-repeated="3"/>
        </table:table-row>
        <table:table-row table:style-name="ro1">
          <table:table-cell office:value-type="float" office:value="1474.847194" calcext:value-type="float">
            <text:p>1474.847194</text:p>
          </table:table-cell>
          <table:table-cell table:number-columns-repeated="3"/>
        </table:table-row>
        <table:table-row table:style-name="ro1">
          <table:table-cell office:value-type="float" office:value="1493.543382" calcext:value-type="float">
            <text:p>1493.543382</text:p>
          </table:table-cell>
          <table:table-cell table:number-columns-repeated="3"/>
        </table:table-row>
        <table:table-row table:style-name="ro1">
          <table:table-cell office:value-type="float" office:value="1502.904798" calcext:value-type="float">
            <text:p>1502.904798</text:p>
          </table:table-cell>
          <table:table-cell table:number-columns-repeated="3"/>
        </table:table-row>
        <table:table-row table:style-name="ro1">
          <table:table-cell office:value-type="float" office:value="1511.720563" calcext:value-type="float">
            <text:p>1511.720563</text:p>
          </table:table-cell>
          <table:table-cell table:number-columns-repeated="3"/>
        </table:table-row>
        <table:table-row table:style-name="ro1">
          <table:table-cell office:value-type="float" office:value="1523.044795" calcext:value-type="float">
            <text:p>1523.044795</text:p>
          </table:table-cell>
          <table:table-cell table:number-columns-repeated="3"/>
        </table:table-row>
        <table:table-row table:style-name="ro1">
          <table:table-cell office:value-type="float" office:value="1528.95304" calcext:value-type="float">
            <text:p>1528.95304</text:p>
          </table:table-cell>
          <table:table-cell table:number-columns-repeated="3"/>
        </table:table-row>
        <table:table-row table:style-name="ro1">
          <table:table-cell office:value-type="float" office:value="1535.132201" calcext:value-type="float">
            <text:p>1535.132201</text:p>
          </table:table-cell>
          <table:table-cell table:number-columns-repeated="3"/>
        </table:table-row>
        <table:table-row table:style-name="ro1">
          <table:table-cell office:value-type="float" office:value="1540.865791" calcext:value-type="float">
            <text:p>1540.865791</text:p>
          </table:table-cell>
          <table:table-cell table:number-columns-repeated="3"/>
        </table:table-row>
        <table:table-row table:style-name="ro1">
          <table:table-cell office:value-type="float" office:value="1535.719993" calcext:value-type="float">
            <text:p>1535.719993</text:p>
          </table:table-cell>
          <table:table-cell table:number-columns-repeated="3"/>
        </table:table-row>
        <table:table-row table:style-name="ro1">
          <table:table-cell office:value-type="float" office:value="1534.72126" calcext:value-type="float">
            <text:p>1534.72126</text:p>
          </table:table-cell>
          <table:table-cell table:number-columns-repeated="3"/>
        </table:table-row>
        <table:table-row table:style-name="ro1">
          <table:table-cell office:value-type="float" office:value="1531.128008" calcext:value-type="float">
            <text:p>1531.128008</text:p>
          </table:table-cell>
          <table:table-cell table:number-columns-repeated="3"/>
        </table:table-row>
        <table:table-row table:style-name="ro1">
          <table:table-cell office:value-type="float" office:value="1533.307777" calcext:value-type="float">
            <text:p>1533.307777</text:p>
          </table:table-cell>
          <table:table-cell table:number-columns-repeated="3"/>
        </table:table-row>
        <table:table-row table:style-name="ro1">
          <table:table-cell office:value-type="float" office:value="1523.206341" calcext:value-type="float">
            <text:p>1523.206341</text:p>
          </table:table-cell>
          <table:table-cell table:number-columns-repeated="3"/>
        </table:table-row>
        <table:table-row table:style-name="ro1">
          <table:table-cell office:value-type="float" office:value="1517.555732" calcext:value-type="float">
            <text:p>1517.555732</text:p>
          </table:table-cell>
          <table:table-cell table:number-columns-repeated="3"/>
        </table:table-row>
        <table:table-row table:style-name="ro1">
          <table:table-cell office:value-type="float" office:value="1510.498675" calcext:value-type="float">
            <text:p>1510.498675</text:p>
          </table:table-cell>
          <table:table-cell table:number-columns-repeated="3"/>
        </table:table-row>
        <table:table-row table:style-name="ro1">
          <table:table-cell office:value-type="float" office:value="1496.783408" calcext:value-type="float">
            <text:p>1496.783408</text:p>
          </table:table-cell>
          <table:table-cell table:number-columns-repeated="3"/>
        </table:table-row>
        <table:table-row table:style-name="ro1">
          <table:table-cell office:value-type="float" office:value="1491.107881" calcext:value-type="float">
            <text:p>1491.107881</text:p>
          </table:table-cell>
          <table:table-cell table:number-columns-repeated="3"/>
        </table:table-row>
        <table:table-row table:style-name="ro1">
          <table:table-cell office:value-type="float" office:value="1475.577363" calcext:value-type="float">
            <text:p>1475.577363</text:p>
          </table:table-cell>
          <table:table-cell table:number-columns-repeated="3"/>
        </table:table-row>
        <table:table-row table:style-name="ro1">
          <table:table-cell office:value-type="float" office:value="1464.942715" calcext:value-type="float">
            <text:p>1464.942715</text:p>
          </table:table-cell>
          <table:table-cell table:number-columns-repeated="3"/>
        </table:table-row>
        <table:table-row table:style-name="ro1">
          <table:table-cell office:value-type="float" office:value="1446.452441" calcext:value-type="float">
            <text:p>1446.452441</text:p>
          </table:table-cell>
          <table:table-cell table:number-columns-repeated="3"/>
        </table:table-row>
        <table:table-row table:style-name="ro1">
          <table:table-cell office:value-type="float" office:value="1438.846279" calcext:value-type="float">
            <text:p>1438.846279</text:p>
          </table:table-cell>
          <table:table-cell table:number-columns-repeated="3"/>
        </table:table-row>
        <table:table-row table:style-name="ro1">
          <table:table-cell office:value-type="float" office:value="1421.982438" calcext:value-type="float">
            <text:p>1421.982438</text:p>
          </table:table-cell>
          <table:table-cell table:number-columns-repeated="3"/>
        </table:table-row>
        <table:table-row table:style-name="ro1">
          <table:table-cell office:value-type="float" office:value="1410.329251" calcext:value-type="float">
            <text:p>1410.329251</text:p>
          </table:table-cell>
          <table:table-cell table:number-columns-repeated="3"/>
        </table:table-row>
        <table:table-row table:style-name="ro1">
          <table:table-cell office:value-type="float" office:value="1400.46085" calcext:value-type="float">
            <text:p>1400.46085</text:p>
          </table:table-cell>
          <table:table-cell table:number-columns-repeated="3"/>
        </table:table-row>
        <table:table-row table:style-name="ro1">
          <table:table-cell office:value-type="float" office:value="1392.324889" calcext:value-type="float">
            <text:p>1392.324889</text:p>
          </table:table-cell>
          <table:table-cell table:number-columns-repeated="3"/>
        </table:table-row>
        <table:table-row table:style-name="ro1">
          <table:table-cell office:value-type="float" office:value="1383.530807" calcext:value-type="float">
            <text:p>1383.530807</text:p>
          </table:table-cell>
          <table:table-cell table:number-columns-repeated="3"/>
        </table:table-row>
        <table:table-row table:style-name="ro1">
          <table:table-cell office:value-type="float" office:value="1381.810951" calcext:value-type="float">
            <text:p>1381.810951</text:p>
          </table:table-cell>
          <table:table-cell table:number-columns-repeated="3"/>
        </table:table-row>
        <table:table-row table:style-name="ro1">
          <table:table-cell office:value-type="float" office:value="1385.841576" calcext:value-type="float">
            <text:p>1385.841576</text:p>
          </table:table-cell>
          <table:table-cell table:number-columns-repeated="3"/>
        </table:table-row>
        <table:table-row table:style-name="ro1">
          <table:table-cell office:value-type="float" office:value="1383.381618" calcext:value-type="float">
            <text:p>1383.381618</text:p>
          </table:table-cell>
          <table:table-cell table:number-columns-repeated="3"/>
        </table:table-row>
        <table:table-row table:style-name="ro1">
          <table:table-cell office:value-type="float" office:value="1382.46472" calcext:value-type="float">
            <text:p>1382.46472</text:p>
          </table:table-cell>
          <table:table-cell table:number-columns-repeated="3"/>
        </table:table-row>
        <table:table-row table:style-name="ro1">
          <table:table-cell office:value-type="float" office:value="1384.05861" calcext:value-type="float">
            <text:p>1384.05861</text:p>
          </table:table-cell>
          <table:table-cell table:number-columns-repeated="3"/>
        </table:table-row>
        <table:table-row table:style-name="ro1">
          <table:table-cell office:value-type="float" office:value="1388.414831" calcext:value-type="float">
            <text:p>1388.414831</text:p>
          </table:table-cell>
          <table:table-cell table:number-columns-repeated="3"/>
        </table:table-row>
        <table:table-row table:style-name="ro1">
          <table:table-cell office:value-type="float" office:value="1397.579824" calcext:value-type="float">
            <text:p>1397.579824</text:p>
          </table:table-cell>
          <table:table-cell table:number-columns-repeated="3"/>
        </table:table-row>
        <table:table-row table:style-name="ro1">
          <table:table-cell office:value-type="float" office:value="1401.317744" calcext:value-type="float">
            <text:p>1401.317744</text:p>
          </table:table-cell>
          <table:table-cell table:number-columns-repeated="3"/>
        </table:table-row>
        <table:table-row table:style-name="ro1">
          <table:table-cell office:value-type="float" office:value="1416.05417" calcext:value-type="float">
            <text:p>1416.05417</text:p>
          </table:table-cell>
          <table:table-cell table:number-columns-repeated="3"/>
        </table:table-row>
        <table:table-row table:style-name="ro1">
          <table:table-cell office:value-type="float" office:value="1429.206663" calcext:value-type="float">
            <text:p>1429.206663</text:p>
          </table:table-cell>
          <table:table-cell table:number-columns-repeated="3"/>
        </table:table-row>
        <table:table-row table:style-name="ro1">
          <table:table-cell office:value-type="float" office:value="1440.873786" calcext:value-type="float">
            <text:p>1440.873786</text:p>
          </table:table-cell>
          <table:table-cell table:number-columns-repeated="3"/>
        </table:table-row>
        <table:table-row table:style-name="ro1">
          <table:table-cell office:value-type="float" office:value="1458.431872" calcext:value-type="float">
            <text:p>1458.431872</text:p>
          </table:table-cell>
          <table:table-cell table:number-columns-repeated="3"/>
        </table:table-row>
        <table:table-row table:style-name="ro1">
          <table:table-cell office:value-type="float" office:value="1464.613698" calcext:value-type="float">
            <text:p>1464.613698</text:p>
          </table:table-cell>
          <table:table-cell table:number-columns-repeated="3"/>
        </table:table-row>
        <table:table-row table:style-name="ro1">
          <table:table-cell office:value-type="float" office:value="1486.113027" calcext:value-type="float">
            <text:p>1486.113027</text:p>
          </table:table-cell>
          <table:table-cell table:number-columns-repeated="3"/>
        </table:table-row>
        <table:table-row table:style-name="ro1">
          <table:table-cell office:value-type="float" office:value="1502.232031" calcext:value-type="float">
            <text:p>1502.232031</text:p>
          </table:table-cell>
          <table:table-cell table:number-columns-repeated="3"/>
        </table:table-row>
        <table:table-row table:style-name="ro1">
          <table:table-cell office:value-type="float" office:value="1512.323945" calcext:value-type="float">
            <text:p>1512.323945</text:p>
          </table:table-cell>
          <table:table-cell table:number-columns-repeated="3"/>
        </table:table-row>
        <table:table-row table:style-name="ro1">
          <table:table-cell office:value-type="float" office:value="1521.980062" calcext:value-type="float">
            <text:p>1521.980062</text:p>
          </table:table-cell>
          <table:table-cell table:number-columns-repeated="3"/>
        </table:table-row>
        <table:table-row table:style-name="ro1">
          <table:table-cell office:value-type="float" office:value="1530.942145" calcext:value-type="float">
            <text:p>1530.942145</text:p>
          </table:table-cell>
          <table:table-cell table:number-columns-repeated="3"/>
        </table:table-row>
        <table:table-row table:style-name="ro1">
          <table:table-cell office:value-type="float" office:value="1539.3736" calcext:value-type="float">
            <text:p>1539.3736</text:p>
          </table:table-cell>
          <table:table-cell table:number-columns-repeated="3"/>
        </table:table-row>
        <table:table-row table:style-name="ro1">
          <table:table-cell office:value-type="float" office:value="1533.756094" calcext:value-type="float">
            <text:p>1533.756094</text:p>
          </table:table-cell>
          <table:table-cell table:number-columns-repeated="3"/>
        </table:table-row>
        <table:table-row table:style-name="ro1">
          <table:table-cell office:value-type="float" office:value="1534.896413" calcext:value-type="float">
            <text:p>1534.896413</text:p>
          </table:table-cell>
          <table:table-cell table:number-columns-repeated="3"/>
        </table:table-row>
        <table:table-row table:style-name="ro1">
          <table:table-cell office:value-type="float" office:value="1526.833021" calcext:value-type="float">
            <text:p>1526.833021</text:p>
          </table:table-cell>
          <table:table-cell table:number-columns-repeated="3"/>
        </table:table-row>
        <table:table-row table:style-name="ro1">
          <table:table-cell office:value-type="float" office:value="1531.200654" calcext:value-type="float">
            <text:p>1531.200654</text:p>
          </table:table-cell>
          <table:table-cell table:number-columns-repeated="3"/>
        </table:table-row>
        <table:table-row table:style-name="ro1">
          <table:table-cell office:value-type="float" office:value="1513.986891" calcext:value-type="float">
            <text:p>1513.986891</text:p>
          </table:table-cell>
          <table:table-cell table:number-columns-repeated="3"/>
        </table:table-row>
        <table:table-row table:style-name="ro1">
          <table:table-cell office:value-type="float" office:value="1512.612109" calcext:value-type="float">
            <text:p>1512.612109</text:p>
          </table:table-cell>
          <table:table-cell table:number-columns-repeated="3"/>
        </table:table-row>
        <table:table-row table:style-name="ro1">
          <table:table-cell office:value-type="float" office:value="1503.070488" calcext:value-type="float">
            <text:p>1503.070488</text:p>
          </table:table-cell>
          <table:table-cell table:number-columns-repeated="3"/>
        </table:table-row>
        <table:table-row table:style-name="ro1">
          <table:table-cell office:value-type="float" office:value="1486.620755" calcext:value-type="float">
            <text:p>1486.620755</text:p>
          </table:table-cell>
          <table:table-cell table:number-columns-repeated="3"/>
        </table:table-row>
        <table:table-row table:style-name="ro1">
          <table:table-cell office:value-type="float" office:value="1472.706898" calcext:value-type="float">
            <text:p>1472.706898</text:p>
          </table:table-cell>
          <table:table-cell table:number-columns-repeated="3"/>
        </table:table-row>
        <table:table-row table:style-name="ro1">
          <table:table-cell office:value-type="float" office:value="1458.898138" calcext:value-type="float">
            <text:p>1458.898138</text:p>
          </table:table-cell>
          <table:table-cell table:number-columns-repeated="3"/>
        </table:table-row>
        <table:table-row table:style-name="ro1">
          <table:table-cell office:value-type="float" office:value="1452.937064" calcext:value-type="float">
            <text:p>1452.937064</text:p>
          </table:table-cell>
          <table:table-cell table:number-columns-repeated="3"/>
        </table:table-row>
        <table:table-row table:style-name="ro1">
          <table:table-cell office:value-type="float" office:value="1432.556777" calcext:value-type="float">
            <text:p>1432.556777</text:p>
          </table:table-cell>
          <table:table-cell table:number-columns-repeated="3"/>
        </table:table-row>
        <table:table-row table:style-name="ro1">
          <table:table-cell office:value-type="float" office:value="1421.934089" calcext:value-type="float">
            <text:p>1421.934089</text:p>
          </table:table-cell>
          <table:table-cell table:number-columns-repeated="3"/>
        </table:table-row>
        <table:table-row table:style-name="ro1">
          <table:table-cell office:value-type="float" office:value="1411.079782" calcext:value-type="float">
            <text:p>1411.079782</text:p>
          </table:table-cell>
          <table:table-cell table:number-columns-repeated="3"/>
        </table:table-row>
        <table:table-row table:style-name="ro1">
          <table:table-cell office:value-type="float" office:value="1404.175866" calcext:value-type="float">
            <text:p>1404.175866</text:p>
          </table:table-cell>
          <table:table-cell table:number-columns-repeated="3"/>
        </table:table-row>
        <table:table-row table:style-name="ro1">
          <table:table-cell office:value-type="float" office:value="1395.626699" calcext:value-type="float">
            <text:p>1395.626699</text:p>
          </table:table-cell>
          <table:table-cell table:number-columns-repeated="3"/>
        </table:table-row>
        <table:table-row table:style-name="ro1">
          <table:table-cell office:value-type="float" office:value="1387.732643" calcext:value-type="float">
            <text:p>1387.732643</text:p>
          </table:table-cell>
          <table:table-cell table:number-columns-repeated="3"/>
        </table:table-row>
        <table:table-row table:style-name="ro1">
          <table:table-cell office:value-type="float" office:value="1388.17209" calcext:value-type="float">
            <text:p>1388.17209</text:p>
          </table:table-cell>
          <table:table-cell table:number-columns-repeated="3"/>
        </table:table-row>
        <table:table-row table:style-name="ro1">
          <table:table-cell office:value-type="float" office:value="1385.092074" calcext:value-type="float">
            <text:p>1385.092074</text:p>
          </table:table-cell>
          <table:table-cell table:number-columns-repeated="3"/>
        </table:table-row>
        <table:table-row table:style-name="ro1">
          <table:table-cell office:value-type="float" office:value="1392.576149" calcext:value-type="float">
            <text:p>1392.576149</text:p>
          </table:table-cell>
          <table:table-cell table:number-columns-repeated="3"/>
        </table:table-row>
        <table:table-row table:style-name="ro1">
          <table:table-cell office:value-type="float" office:value="1402.822721" calcext:value-type="float">
            <text:p>1402.822721</text:p>
          </table:table-cell>
          <table:table-cell table:number-columns-repeated="3"/>
        </table:table-row>
        <table:table-row table:style-name="ro1">
          <table:table-cell office:value-type="float" office:value="1418.934294" calcext:value-type="float">
            <text:p>1418.934294</text:p>
          </table:table-cell>
          <table:table-cell table:number-columns-repeated="3"/>
        </table:table-row>
        <table:table-row table:style-name="ro1">
          <table:table-cell office:value-type="float" office:value="1434.234023" calcext:value-type="float">
            <text:p>1434.234023</text:p>
          </table:table-cell>
          <table:table-cell table:number-columns-repeated="3"/>
        </table:table-row>
        <table:table-row table:style-name="ro1">
          <table:table-cell office:value-type="float" office:value="1451.344756" calcext:value-type="float">
            <text:p>1451.344756</text:p>
          </table:table-cell>
          <table:table-cell table:number-columns-repeated="3"/>
        </table:table-row>
        <table:table-row table:style-name="ro1">
          <table:table-cell office:value-type="float" office:value="1463.942568" calcext:value-type="float">
            <text:p>1463.942568</text:p>
          </table:table-cell>
          <table:table-cell table:number-columns-repeated="3"/>
        </table:table-row>
        <table:table-row table:style-name="ro1">
          <table:table-cell office:value-type="float" office:value="1478.866309" calcext:value-type="float">
            <text:p>1478.866309</text:p>
          </table:table-cell>
          <table:table-cell table:number-columns-repeated="3"/>
        </table:table-row>
        <table:table-row table:style-name="ro1">
          <table:table-cell office:value-type="float" office:value="1489.279489" calcext:value-type="float">
            <text:p>1489.279489</text:p>
          </table:table-cell>
          <table:table-cell table:number-columns-repeated="3"/>
        </table:table-row>
        <table:table-row table:style-name="ro1">
          <table:table-cell office:value-type="float" office:value="1505.172376" calcext:value-type="float">
            <text:p>1505.172376</text:p>
          </table:table-cell>
          <table:table-cell table:number-columns-repeated="3"/>
        </table:table-row>
        <table:table-row table:style-name="ro1">
          <table:table-cell office:value-type="float" office:value="1515.731517" calcext:value-type="float">
            <text:p>1515.731517</text:p>
          </table:table-cell>
          <table:table-cell table:number-columns-repeated="3"/>
        </table:table-row>
        <table:table-row table:style-name="ro1">
          <table:table-cell office:value-type="float" office:value="1523.997949" calcext:value-type="float">
            <text:p>1523.997949</text:p>
          </table:table-cell>
          <table:table-cell table:number-columns-repeated="3"/>
        </table:table-row>
        <table:table-row table:style-name="ro1">
          <table:table-cell office:value-type="float" office:value="1530.582389" calcext:value-type="float">
            <text:p>1530.582389</text:p>
          </table:table-cell>
          <table:table-cell table:number-columns-repeated="3"/>
        </table:table-row>
        <table:table-row table:style-name="ro1">
          <table:table-cell office:value-type="float" office:value="1534.028877" calcext:value-type="float">
            <text:p>1534.028877</text:p>
          </table:table-cell>
          <table:table-cell table:number-columns-repeated="3"/>
        </table:table-row>
        <table:table-row table:style-name="ro1">
          <table:table-cell office:value-type="float" office:value="1533.603252" calcext:value-type="float">
            <text:p>1533.603252</text:p>
          </table:table-cell>
          <table:table-cell table:number-columns-repeated="3"/>
        </table:table-row>
        <table:table-row table:style-name="ro1">
          <table:table-cell office:value-type="float" office:value="1536.386852" calcext:value-type="float">
            <text:p>1536.386852</text:p>
          </table:table-cell>
          <table:table-cell table:number-columns-repeated="3"/>
        </table:table-row>
        <table:table-row table:style-name="ro1">
          <table:table-cell office:value-type="float" office:value="1526.555579" calcext:value-type="float">
            <text:p>1526.555579</text:p>
          </table:table-cell>
          <table:table-cell table:number-columns-repeated="3"/>
        </table:table-row>
        <table:table-row table:style-name="ro1">
          <table:table-cell office:value-type="float" office:value="1527.544297" calcext:value-type="float">
            <text:p>1527.544297</text:p>
          </table:table-cell>
          <table:table-cell table:number-columns-repeated="3"/>
        </table:table-row>
        <table:table-row table:style-name="ro1">
          <table:table-cell office:value-type="float" office:value="1521.109186" calcext:value-type="float">
            <text:p>1521.109186</text:p>
          </table:table-cell>
          <table:table-cell table:number-columns-repeated="3"/>
        </table:table-row>
        <table:table-row table:style-name="ro1">
          <table:table-cell office:value-type="float" office:value="1511.563278" calcext:value-type="float">
            <text:p>1511.563278</text:p>
          </table:table-cell>
          <table:table-cell table:number-columns-repeated="3"/>
        </table:table-row>
        <table:table-row table:style-name="ro1">
          <table:table-cell office:value-type="float" office:value="1499.989814" calcext:value-type="float">
            <text:p>1499.989814</text:p>
          </table:table-cell>
          <table:table-cell table:number-columns-repeated="3"/>
        </table:table-row>
        <table:table-row table:style-name="ro1">
          <table:table-cell office:value-type="float" office:value="1488.981019" calcext:value-type="float">
            <text:p>1488.981019</text:p>
          </table:table-cell>
          <table:table-cell table:number-columns-repeated="3"/>
        </table:table-row>
        <table:table-row table:style-name="ro1">
          <table:table-cell office:value-type="float" office:value="1476.265277" calcext:value-type="float">
            <text:p>1476.265277</text:p>
          </table:table-cell>
          <table:table-cell table:number-columns-repeated="3"/>
        </table:table-row>
        <table:table-row table:style-name="ro1">
          <table:table-cell office:value-type="float" office:value="1454.792546" calcext:value-type="float">
            <text:p>1454.792546</text:p>
          </table:table-cell>
          <table:table-cell table:number-columns-repeated="3"/>
        </table:table-row>
        <table:table-row table:style-name="ro1">
          <table:table-cell office:value-type="float" office:value="1441.156396" calcext:value-type="float">
            <text:p>1441.156396</text:p>
          </table:table-cell>
          <table:table-cell table:number-columns-repeated="3"/>
        </table:table-row>
        <table:table-row table:style-name="ro1">
          <table:table-cell office:value-type="float" office:value="1424.481266" calcext:value-type="float">
            <text:p>1424.481266</text:p>
          </table:table-cell>
          <table:table-cell table:number-columns-repeated="3"/>
        </table:table-row>
        <table:table-row table:style-name="ro1">
          <table:table-cell office:value-type="float" office:value="1416.213802" calcext:value-type="float">
            <text:p>1416.213802</text:p>
          </table:table-cell>
          <table:table-cell table:number-columns-repeated="3"/>
        </table:table-row>
        <table:table-row table:style-name="ro1">
          <table:table-cell office:value-type="float" office:value="1410.568135" calcext:value-type="float">
            <text:p>1410.568135</text:p>
          </table:table-cell>
          <table:table-cell table:number-columns-repeated="3"/>
        </table:table-row>
        <table:table-row table:style-name="ro1">
          <table:table-cell office:value-type="float" office:value="1397.713509" calcext:value-type="float">
            <text:p>1397.713509</text:p>
          </table:table-cell>
          <table:table-cell table:number-columns-repeated="3"/>
        </table:table-row>
        <table:table-row table:style-name="ro1">
          <table:table-cell office:value-type="float" office:value="1393.141781" calcext:value-type="float">
            <text:p>1393.141781</text:p>
          </table:table-cell>
          <table:table-cell table:number-columns-repeated="3"/>
        </table:table-row>
        <table:table-row table:style-name="ro1">
          <table:table-cell office:value-type="float" office:value="1386.506781" calcext:value-type="float">
            <text:p>1386.506781</text:p>
          </table:table-cell>
          <table:table-cell table:number-columns-repeated="3"/>
        </table:table-row>
        <table:table-row table:style-name="ro1">
          <table:table-cell office:value-type="float" office:value="1386.723203" calcext:value-type="float">
            <text:p>1386.723203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imbus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2-02T19:47:54.099890088</meta:creation-date>
    <dc:date>2019-12-02T19:58:19.184625918</dc:date>
    <meta:editing-duration>PT10M25S</meta:editing-duration>
    <meta:editing-cycles>1</meta:editing-cycles>
    <meta:document-statistic meta:table-count="1" meta:cell-count="156" meta:object-count="1"/>
    <meta:generator>LibreOffice/6.3.3.2.0$Linux_X86_64 LibreOffice_project/30$Build-2</meta:generator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4pt" style:font-size-asian="10pt" style:font-size-complex="10pt"/>
    </style:style>
    <style:style style:name="ch4" style:family="chart">
      <style:chart-properties chart:auto-position="true" style:rotation-angle="0"/>
      <style:text-properties fo:font-size="20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4pt" style:font-size-asian="10pt" style:font-size-complex="10pt"/>
    </style:style>
    <style:style style:name="ch6" style:family="chart">
      <style:chart-properties chart:auto-position="true" style:rotation-angle="90"/>
      <style:graphic-properties draw:fill-gradient-name="Pastel_20_Bouquet" draw:fill-hatch-name="Black_20_0_20_Degrees" draw:fill-image-name="Painted_20_White"/>
      <style:text-properties fo:font-size="20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5.162cm" svg:height="20.64cm" xlink:href=".." xlink:type="simple" chart:class="chart:bar" chart:style-name="ch1">
        <chart:plot-area chart:style-name="ch2" table:cell-range-address="Sheet1.A1:Sheet1.A150" svg:x="2.372cm" svg:y="0.412cm" svg:width="32.087cm" svg:height="18.177cm">
          <chartooo:coordinate-region svg:x="3.787cm" svg:y="0.589cm" svg:width="30.672cm" svg:height="16.637cm"/>
          <chart:axis chart:dimension="x" chart:name="primary-x" chart:style-name="ch3">
            <chart:title svg:x="14.875cm" svg:y="19.001cm" chart:style-name="ch4">
              <text:p>Relative Frame Index</text:p>
            </chart:title>
          </chart:axis>
          <chart:axis chart:dimension="y" chart:name="primary-y" chart:style-name="ch5">
            <chart:title svg:x="0.451cm" svg:y="13.517cm" chart:style-name="ch6">
              <text:p>Average Value of Frame</text:p>
            </chart:title>
            <chart:grid chart:style-name="ch7" chart:class="major"/>
          </chart:axis>
          <chart:series chart:style-name="ch8" chart:values-cell-range-address="Sheet1.A1:Sheet1.A150" chart:class="chart:bar">
            <chart:data-point chart:repeated="1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48.695433">
                <text:p>1348.695433</text:p>
                <draw:g>
                  <svg:desc>Sheet1.A1:Sheet1.A1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54.620928">
                <text:p>1354.6209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64.462344">
                <text:p>1364.4623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72.47057">
                <text:p>1372.470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86.077695">
                <text:p>1386.0776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84.619808">
                <text:p>1384.6198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92.012585">
                <text:p>1392.0125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84.535846">
                <text:p>1384.53584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86.565762">
                <text:p>1386.5657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79.005898">
                <text:p>1379.0058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77.64167">
                <text:p>1377.641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72.591523">
                <text:p>1372.5915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72.179336">
                <text:p>1372.1793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67.762624">
                <text:p>1367.76262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69.36609">
                <text:p>1369.3660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79.014268">
                <text:p>1379.01426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85.505238">
                <text:p>1385.50523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89.080293">
                <text:p>1389.08029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89.748154">
                <text:p>1389.74815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90.234743">
                <text:p>1390.23474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88.702269">
                <text:p>1388.70226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82.191667">
                <text:p>1382.1916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376.881895">
                <text:p>1376.88189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72.893083">
                <text:p>1372.89308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75.963356">
                <text:p>1375.96335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79.78113">
                <text:p>1379.7811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78.79667">
                <text:p>1378.796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76.857933">
                <text:p>1376.8579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80.517852">
                <text:p>1380.51785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83.187943">
                <text:p>1383.18794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384.512865">
                <text:p>1384.51286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382.612288">
                <text:p>1382.61228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80.226595">
                <text:p>1380.22659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83.093411">
                <text:p>1383.09341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82.485579">
                <text:p>1382.48557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385.694141">
                <text:p>1385.69414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383.256514">
                <text:p>1383.25651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383.020277">
                <text:p>1383.02027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84.205143">
                <text:p>1384.20514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86.140319">
                <text:p>1386.14031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385.704704">
                <text:p>1385.70470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389.087588">
                <text:p>1389.08758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382.364007">
                <text:p>1382.36400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83.513867">
                <text:p>1383.51386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83.689954">
                <text:p>1383.68995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87.854701">
                <text:p>1387.85470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388.58613">
                <text:p>1388.5861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394.029154">
                <text:p>1394.02915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01.893063">
                <text:p>1401.89306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408.433099">
                <text:p>1408.43309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415.742845">
                <text:p>1415.74284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428.308356">
                <text:p>1428.30835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442.929147">
                <text:p>1442.92914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460.169492">
                <text:p>1460.16949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71.87902">
                <text:p>1471.8790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474.847194">
                <text:p>1474.84719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493.543382">
                <text:p>1493.54338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502.904798">
                <text:p>1502.90479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511.720563">
                <text:p>1511.72056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23.044795">
                <text:p>1523.04479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528.95304">
                <text:p>1528.9530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535.132201">
                <text:p>1535.13220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540.865791">
                <text:p>1540.86579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535.719993">
                <text:p>1535.71999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534.72126">
                <text:p>1534.7212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531.128008">
                <text:p>1531.12800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533.307777">
                <text:p>1533.30777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523.206341">
                <text:p>1523.20634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517.555732">
                <text:p>1517.55573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510.498675">
                <text:p>1510.49867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96.783408">
                <text:p>1496.78340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91.107881">
                <text:p>1491.10788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75.577363">
                <text:p>1475.57736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64.942715">
                <text:p>1464.94271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446.452441">
                <text:p>1446.45244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438.846279">
                <text:p>1438.84627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421.982438">
                <text:p>1421.98243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410.329251">
                <text:p>1410.32925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400.46085">
                <text:p>1400.4608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392.324889">
                <text:p>1392.32488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383.530807">
                <text:p>1383.53080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381.810951">
                <text:p>1381.81095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385.841576">
                <text:p>1385.84157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383.381618">
                <text:p>1383.38161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382.46472">
                <text:p>1382.4647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384.05861">
                <text:p>1384.0586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388.414831">
                <text:p>1388.41483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397.579824">
                <text:p>1397.57982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401.317744">
                <text:p>1401.31774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416.05417">
                <text:p>1416.0541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429.206663">
                <text:p>1429.20666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440.873786">
                <text:p>1440.87378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458.431872">
                <text:p>1458.43187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464.613698">
                <text:p>1464.61369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486.113027">
                <text:p>1486.11302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502.232031">
                <text:p>1502.23203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512.323945">
                <text:p>1512.32394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521.980062">
                <text:p>1521.98006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530.942145">
                <text:p>1530.94214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539.3736">
                <text:p>1539.373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533.756094">
                <text:p>1533.75609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534.896413">
                <text:p>1534.89641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526.833021">
                <text:p>1526.83302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531.200654">
                <text:p>1531.20065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513.986891">
                <text:p>1513.98689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512.612109">
                <text:p>1512.61210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503.070488">
                <text:p>1503.07048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486.620755">
                <text:p>1486.62075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472.706898">
                <text:p>1472.70689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458.898138">
                <text:p>1458.89813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452.937064">
                <text:p>1452.93706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432.556777">
                <text:p>1432.55677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421.934089">
                <text:p>1421.93408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411.079782">
                <text:p>1411.07978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404.175866">
                <text:p>1404.17586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395.626699">
                <text:p>1395.62669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387.732643">
                <text:p>1387.73264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388.17209">
                <text:p>1388.1720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385.092074">
                <text:p>1385.09207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392.576149">
                <text:p>1392.57614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402.822721">
                <text:p>1402.82272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418.934294">
                <text:p>1418.93429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434.234023">
                <text:p>1434.23402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451.344756">
                <text:p>1451.34475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463.942568">
                <text:p>1463.94256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478.866309">
                <text:p>1478.86630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489.279489">
                <text:p>1489.27948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505.172376">
                <text:p>1505.17237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515.731517">
                <text:p>1515.73151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523.997949">
                <text:p>1523.99794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530.582389">
                <text:p>1530.58238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534.028877">
                <text:p>1534.02887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533.603252">
                <text:p>1533.60325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536.386852">
                <text:p>1536.38685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526.555579">
                <text:p>1526.55557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527.544297">
                <text:p>1527.54429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521.109186">
                <text:p>1521.10918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511.563278">
                <text:p>1511.56327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499.989814">
                <text:p>1499.98981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88.981019">
                <text:p>1488.98101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76.265277">
                <text:p>1476.26527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54.792546">
                <text:p>1454.79254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41.156396">
                <text:p>1441.15639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24.481266">
                <text:p>1424.48126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16.213802">
                <text:p>1416.21380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10.568135">
                <text:p>1410.56813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397.713509">
                <text:p>1397.71350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393.141781">
                <text:p>1393.14178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386.506781">
                <text:p>1386.50678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386.723203">
                <text:p>1386.72320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.0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Pastel_20_Bouquet" draw:display-name="Pastel Bouquet" draw:style="linear" draw:start-color="#dde8cb" draw:end-color="#ffd7d7" draw:start-intensity="100%" draw:end-intensity="100%" draw:angle="300" draw:border="0%"/>
    <draw:fill-image draw:name="Painted_20_White" draw:display-name="Painted White" xlink:href="Pictures/10000000000002000000020065BEFE37CCD98E2F.jpg" xlink:type="simple" xlink:show="embed" xlink:actuate="onLoad"/>
  </office:styles>
</office:document-styles>
</file>